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9e2f3" draw:opacity="100%"/>
      <style:paragraph-properties fo:margin-left="0cm" fo:margin-right="0cm" fo:margin-top="0.176cm" fo:margin-bottom="0cm" style:contextual-spacing="false" fo:line-height="115%" fo:text-align="start" style:justify-single-word="false" fo:keep-together="auto" fo:orphans="2" fo:widows="2" fo:text-indent="0cm" style:auto-text-indent="false" fo:background-color="#d9e2f3" fo:padding="0cm" fo:border="3pt solid #d9e2f3" fo:keep-with-next="auto"/>
      <style:text-properties fo:font-variant="small-caps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.529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74pt solid #4472c4" fo:border-bottom="none" fo:keep-with-next="auto"/>
      <style:text-properties fo:font-variant="small-caps" fo:color="#1f3863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.529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74pt solid #4472c4" fo:border-bottom="none" fo:keep-with-next="auto"/>
      <style:text-properties fo:font-variant="small-caps" fo:color="#ff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ff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.035cm" fo:border-left="none" fo:border-right="none" fo:border-top="0.99pt solid #4472c4" fo:border-bottom="0.74pt solid #000001" fo:keep-with-next="auto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margin-top="0.529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74pt solid #4472c4" fo:border-bottom="none" fo:keep-with-next="auto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margin-top="0.176cm" fo:margin-bottom="0.353cm" style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11" style:family="paragraph" style:parent-style-name="Standard" style:master-page-name="Standard">
      <loext:graphic-properties draw:fill="solid" draw:fill-color="#d9e2f3" draw:opacity="100%"/>
      <style:paragraph-properties fo:margin-left="0cm" fo:margin-right="0cm" fo:margin-top="0.176cm" fo:margin-bottom="0cm" style:contextual-spacing="false" fo:line-height="115%" fo:text-align="start" style:justify-single-word="false" fo:keep-together="auto" fo:orphans="2" fo:widows="2" fo:text-indent="0cm" style:auto-text-indent="false" style:page-number="auto" fo:background-color="#d9e2f3" fo:padding="0cm" fo:border="3pt solid #d9e2f3" fo:keep-with-next="auto"/>
    </style:style>
    <style:style style:name="P12" style:family="paragraph" style:parent-style-name="Standard">
      <loext:graphic-properties draw:fill="solid" draw:fill-color="#d9e2f3" draw:opacity="100%"/>
      <style:paragraph-properties fo:margin-left="0cm" fo:margin-right="0cm" fo:margin-top="0.176cm" fo:margin-bottom="0cm" style:contextual-spacing="false" fo:line-height="115%" fo:text-align="start" style:justify-single-word="false" fo:keep-together="auto" fo:orphans="2" fo:widows="2" fo:text-indent="0cm" style:auto-text-indent="false" fo:background-color="#d9e2f3" fo:padding="0cm" fo:border="3pt solid #d9e2f3" fo:keep-with-next="auto"/>
      <style:text-properties fo:font-variant="small-caps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margin-top="0.529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74pt solid #4472c4" fo:border-bottom="none" fo:keep-with-next="auto"/>
      <style:text-properties fo:font-variant="small-caps" fo:color="#1f3863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officeooo:rsid="00185a0d" officeooo:paragraph-rsid="00185a0d" style:font-name-asian="Calibri1" style:font-size-asian="8pt" style:font-style-asian="normal" style:font-weight-asian="normal" style:font-name-complex="Calibri1" style:font-size-complex="8pt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/>
      <style:text-properties fo:font-variant="small-caps" fo:color="#2f5496" loext:opacity="100%" style:text-line-through-style="none" style:text-line-through-type="none" style:text-position="0% 100%" style:font-name="Calibri" fo:font-size="8pt" fo:font-style="normal" style:text-underline-style="none" fo:font-weight="normal" officeooo:rsid="00185a0d" officeooo:paragraph-rsid="00185a0d" style:font-name-asian="Calibri1" style:font-size-asian="8pt" style:font-style-asian="normal" style:font-weight-asian="normal" style:font-name-complex="Calibri1" style:font-size-complex="8pt"/>
    </style:style>
    <style:style style:name="P17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ff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18" style:family="paragraph" style:parent-style-name="Standard">
      <loext:graphic-properties draw:fill="solid" draw:fill-color="#ffffff" draw:opacity="100%"/>
      <style:paragraph-properties fo:margin-left="0cm" fo:margin-right="0cm" fo:margin-top="0.353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-left="0cm" fo:padding-right="0cm" fo:padding-top="0.071cm" fo:padding-bottom="0cm" fo:border-left="none" fo:border-right="none" fo:border-top="0.99pt solid #4472c4" fo:border-bottom="none" fo:keep-with-next="auto"/>
      <style:text-properties fo:font-variant="small-caps" fo:color="#2a6099" loext:opacity="100%" style:text-line-through-style="none" style:text-line-through-type="none" style:text-position="0% 100%" style:font-name="Calibri" fo:font-size="8pt" fo:font-style="normal" style:text-underline-style="none" fo:font-weight="normal" officeooo:rsid="00185a0d" officeooo:paragraph-rsid="00185a0d" style:font-name-asian="Calibri1" style:font-size-asian="8pt" style:font-style-asian="normal" style:font-weight-asian="normal" style:font-name-complex="Calibri1" style:font-size-complex="8pt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2" style:family="text">
      <style:text-properties fo:font-variant="small-caps" fo:color="#000000" loext:opacity="100%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3" style:family="text">
      <style:text-properties fo:font-variant="small-caps" fo:color="#1f3863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4" style:family="text">
      <style:text-properties fo:font-variant="small-caps" fo:color="#ff0000" loext:opacity="100%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5" style:family="text">
      <style:text-properties fo:font-variant="small-caps" fo:color="#ff0000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6" style:family="text">
      <style:text-properties fo:font-variant="small-caps" fo:color="#2f5496" loext:opacity="100%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s text:c="8"/></text:span><text:span text:style-name="T2">ESTUDIAR</text:span></text:p>
      <text:p text:style-name="P1"/>
      <text:p text:style-name="P1"/>
      <text:p text:style-name="P1"/>
      <text:p text:style-name="P1"/>
      <text:p text:style-name="P1"/>
      <text:p text:style-name="P1"/>
      <text:p text:style-name="P12"><text:s text:c="227"/>VOCABULARIO</text:p>
      <text:p text:style-name="P8"><text:span text:style-name="T3">1.- Emprender proyectos</text:span><text:span text:style-name="T4">: to undertake projects</text:span></text:p>
      <text:p text:style-name="P8"><text:span text:style-name="T3">2.-Proporcionar servicios profesionales: </text:span><text:span text:style-name="T4">to provide professional services</text:span></text:p>
      <text:p text:style-name="P8"><text:span text:style-name="T3">3.-Diseñado para su propio fin: </text:span><text:span text:style-name="T4">designed for its own purpose</text:span></text:p>
      <text:p text:style-name="P8"><text:span text:style-name="T3">4.-Estas tareas hacen a los ordenadores imprescindibles: </text:span><text:span text:style-name="T4">these tasks make computers essential</text:span></text:p>
      <text:p text:style-name="P8"><text:span text:style-name="T3">5.-Ningun tipo de red: </text:span><text:span text:style-name="T4">any type of NETWORK</text:span></text:p>
      <text:p text:style-name="P8"><text:span text:style-name="T3">6.-No están conectados a internet: </text:span><text:span text:style-name="T4">they aren´t connected to internet</text:span></text:p>
      <text:p text:style-name="P8"><text:span text:style-name="T3">7.-Para fines generales: </text:span><text:span text:style-name="T4">for general purposes</text:span></text:p>
      <text:p text:style-name="P8"><text:span text:style-name="T3">8.-Se parecen muchísimo: </text:span><text:span text:style-name="T4">they look very much alike</text:span></text:p>
      <text:p text:style-name="P8"><text:span text:style-name="T3">9.-No es fácil distinguir: </text:span><text:span text:style-name="T4">it isn´t easy to distinguish</text:span></text:p>
      <text:p text:style-name="P8"><text:span text:style-name="T3">10.-Pueden ejecutar cualquier tipo de operación: </text:span><text:span text:style-name="T4">they can run any kind of operation</text:span></text:p>
      <text:p text:style-name="P8"><text:span text:style-name="T3">11.-Esto es debido a que sus piezas son menos potentes: </text:span><text:span text:style-name="T4">this is due to their components are less powerful</text:span></text:p>
      <text:p text:style-name="P8"><text:span text:style-name="T3">12.- Pueden ejecutar cualquier tipo de aplicación: </text:span><text:span text:style-name="T4">they can run any kind of application</text:span></text:p>
      <text:p text:style-name="P8"><text:span text:style-name="T3">13.-Estos ordenadores se pueden sujetar con una mano: </text:span><text:span text:style-name="T4">these computers can be held with a hand</text:span></text:p>
      <text:p text:style-name="P8"><text:span text:style-name="T3">14.-Servicios telefónicos de banda ancha de internet</text:span><text:span text:style-name="T4">: broadband inteRNET phone services</text:span></text:p>
      <text:p text:style-name="P2">15.-Utilizan procesadores multinúcleos para realizar cálculos avanzados</text:p>
      <text:p text:style-name="P8"><text:span text:style-name="T3">T</text:span><text:span text:style-name="T4">hey use multi core processors to perform advanced calculations</text:span></text:p>
      <text:p text:style-name="P8"><text:span text:style-name="T3">17.-Se diseña como una plataforma para medios audiovisuales: </text:span><text:span text:style-name="T4">it is designed as a platform for audiovisual media</text:span></text:p>
      <text:p text:style-name="P8"><text:span text:style-name="T3">18.-Es capaz de servir a muchas terminales de trabajo: </text:span><text:span text:style-name="T4">it is capable of serving many workstations</text:span></text:p>
      <text:p text:style-name="P8"><text:span text:style-name="T3">19.-Están conectados a través de redes fibroópticas de alta velocidad: </text:span><text:span text:style-name="T4">they are coNNECTED through high speed fiber--OPTIC networks</text:span></text:p>
      <text:p text:style-name="P8"><text:span text:style-name="T3">20.-Es un ordenador de un tamaño enorme: </text:span><text:span text:style-name="T4">it is a hugE- sized computer</text:span></text:p>
      <text:p text:style-name="P10"/>
      <text:p text:style-name="P12"><text:soft-page-break/>Write sentences by using these words</text:p>
      <text:p text:style-name="P6">1.- Provides/ Broadband/ Services</text:p>
      <text:p text:style-name="P6"><text:s text:c="5"/>ESPAÑOL—PROPORCIONA/ BANDA ANCHA / SERVICIOS</text:p>
      <text:p text:style-name="P15">A tablet provides an internet connection through broadband internet phone services</text:p>
      <text:p text:style-name="P6">----</text:p>
      <text:p text:style-name="P6">PODÉIS PONER EN INGLÉS-----UNA TABLET PROPORCIONA UNA CONEXIÓN EN INTERNET A TRAVÉS DE SERVICIOS TELEFÓNICOS DE BANDA ANCHA DE INTERNET</text:p>
      <text:p text:style-name="P4"/>
      <text:p text:style-name="P6">2.- Stand-alone desktop/ Not connected</text:p>
      <text:p text:style-name="P15">A strand-alone desktop is not connected to the internet</text:p>
      <text:p text:style-name="P6">ESPAÑOL—ESCRITORIO DE USO INDIVIDUAL / NO CONECTADO</text:p>
      <text:p text:style-name="P6">----</text:p>
      <text:p text:style-name="P6">PODÉIS PONER EN INGLÉS---UN ESCRITORIO DE USO INDIVIDUAL NO ESTÁ CONECTADO A INTERNET</text:p>
      <text:p text:style-name="P4"/>
      <text:p text:style-name="P6">3.- Processing/ Limited/ Run/ Application</text:p>
      <text:p text:style-name="P15"/>
      <text:p text:style-name="P6">ESPAÑOL---PROCESADORA /LIMITADA / EJECUTAR / APLICACIÓN</text:p>
      <text:p text:style-name="P6">---</text:p>
      <text:p text:style-name="P15">A network processing power is limited although it can run any type of aplication</text:p>
      <text:p text:style-name="P6">PODÉIS PONER EN INGLÉS---LA CAPACIDAD PROCESADORA DE UN NETBOOK ES LIMITADA AUNQUE PUEDE EJECUTAR CUALQUIER TIPO E APLICACIÓN</text:p>
      <text:p text:style-name="P4">-</text:p>
      <text:p text:style-name="P6">4.- PCs/ Common/ People</text:p>
      <text:p text:style-name="P6"/>
      <text:p text:style-name="P6">ESPAÑOL---LOS PCs / CORRIENTE / GENTE</text:p>
      <text:p text:style-name="P6"/>
      <text:p text:style-name="P6">---</text:p>
      <text:p text:style-name="P15">PC’s are directed to common people</text:p>
      <text:p text:style-name="P6">PODÉIS PONER EN INGLÉS---LOS PCs ESTÁN DIRIGIDOS A LA GENTE CORRIENTE</text:p>
      <text:p text:style-name="P6"/>
      <text:p text:style-name="P6"/>
      <text:p text:style-name="P4">- </text:p>
      <text:p text:style-name="P6">5.- Portable PCs/ People</text:p>
      <text:p text:style-name="P6"/>
      <text:p text:style-name="P6">ESPAÑOL—PCs TRANSPORTABLES / GENTE</text:p>
      <text:p text:style-name="P6">---</text:p>
      <text:p text:style-name="P6"><text:soft-page-break/></text:p>
      <text:p text:style-name="P6">PODÉIS PONER EN INGLÉS---LOS ORDENADORES PORTÁTILES SON ORDENADORES TRANSPORTABLES QUE INTEGRAN <text:s/>UN TECLADO, LA PANTALLA Y UN PUNTERO</text:p>
      <text:p text:style-name="P18">Laptops are portable pcs that integrate a keyboard, the screen and a pointing device</text:p>
      <text:p text:style-name="P6">6.- A qwerty/ Easier/ Long/ Emails</text:p>
      <text:p text:style-name="P6">EN ESPAÑOL---UN TECLADO QWERTY / MÁS FÁCIL / LARGOS /CORREOS ELECTRÓNICOS</text:p>
      <text:p text:style-name="P7"/>
      <text:p text:style-name="P5"/>
      <text:p text:style-name="P6">PODÉIS PONER EN INGLÉS---ES MÁS FÁCIL ESCRIBIR MENSAJES LARGOS O CORREOS ELECTRÓNICOS CON UN TECLADO QWERTY</text:p>
      <text:p text:style-name="P16">A qwerty keyboard makes it easier to type long messages or emails</text:p>
      <text:p text:style-name="P4">-</text:p>
      <text:p text:style-name="P6">7.- Web browsers/ Wi-Fi/ Media</text:p>
      <text:p text:style-name="P6">ESPAÑOL—NAVEGADORES / WI-FI / MEDIOS</text:p>
      <text:p text:style-name="P7"/>
      <text:p text:style-name="P5"/>
      <text:p text:style-name="P6">PODÉIS PONER EN ESPAÑOL---LOS SMARTPHONES TAMBIÉN INCLUYEN NAVAGADORES PARA PODER CONECTR INTERNET POR WI-FI</text:p>
      <text:p text:style-name="P16">Smartphones also include web browsers to connect the internet with wi-fi</text:p>
      <text:p text:style-name="P4">- </text:p>
      <text:p text:style-name="P6">8.- Wearable/ Evolve/ 5/ Senses/ Imagination</text:p>
      <text:p text:style-name="P6">EN ESPAÑOL---PONIBLES /EVOLUCIONAR / 5 / SENTIDOS / IMAGINACIÓN </text:p>
      <text:p text:style-name="P15">wearable computers help us to evolve by improving our 5 senses beyond our imagination</text:p>
      <text:p text:style-name="P6">--</text:p>
      <text:p text:style-name="P6">PODÉIS PONER EN INGLÉS---LOS ORDENADORES PONIBLES NOS AYUDAN A EVOLUCIONA MEJORANDO NUESTROS 5 SENTIDOS A TRAVÉS DE NUESTRA IMAGINACIÓN</text:p>
      <text:p text:style-name="P4">-</text:p>
      <text:p text:style-name="P6">9.- Smartphones/ Reduced</text:p>
      <text:p text:style-name="P6"/>
      <text:p text:style-name="P6">EN ESPAÑOL—LOS SMARTPHONES / REDUCIDO</text:p>
      <text:p text:style-name="P15">Smartphones run a reduced operating system</text:p>
      <text:p text:style-name="P6">---</text:p>
      <text:p text:style-name="P6">PODÉIS PONER EN INGLÉS---LOS SMARTPHONES EJECUTAN UN SISTEMA OPERATIVO REDUCIDO</text:p>
      <text:p text:style-name="P4">- </text:p>
      <text:p text:style-name="P6">10.- Cluster/ Servers/ Single</text:p>
      <text:p text:style-name="P15">A cluster is a group of servers working as a single computer</text:p>
      <text:p text:style-name="P6">EN ESPAÑOL---CLÚSTERS / SERVIDORES / SOLO</text:p>
      <text:p text:style-name="P6"><text:soft-page-break/></text:p>
      <text:p text:style-name="P6">---</text:p>
      <text:p text:style-name="P6">PODÉIS PONER EN INGLÉS---UN CLÚSTER ES UN GRUPO DE SERVIDORES QUE FUNCIONAN COMO UN SOLO ORDENADOR</text:p>
      <text:p text:style-name="P4"/>
      <text:p text:style-name="P6"/>
      <text:p text:style-name="P10"/>
      <text:p text:style-name="P12">Order the words to write sentences. / </text:p>
      <text:p text:style-name="P2">1.- Other/ Enhanced/Offering/ Computers/ To/ Are/ PC s/ Running/ Dedicated/ Servers/ Programs/ To/ Services/.</text:p>
      <text:p text:style-name="P2">Servers are enchanced PC's decicated to running programs offering services to other computers </text:p>
      <text:p text:style-name="P2">en español—otros/ más potentes / <text:s/>que ofrecen / ordenadores / a / son / pcs/ que ejecutan / dedicados / servidores/ programas / servicios</text:p>
      <text:p text:style-name="P2">-</text:p>
      <text:p text:style-name="P2">2.- Integration/ Computers/ A/ Aren´t/ From/ Tablet computers/ Of/ Wearable/ And/ Resulting/ PDA/ / The/ Server/ a /</text:p>
      <text:p text:style-name="P2">Wearable computers aren't tablet computers resulting from the integration of a server and a PDA</text:p>
      <text:p text:style-name="P2">en español---integración-unión / ordenadores / un / no son / de / tablets/ ponibles / y / <text:s/>que derivan / pda / la/ servidor/ una</text:p>
      <text:p text:style-name="P2">-</text:p>
      <text:p text:style-name="P3"/>
      <text:p text:style-name="P2">3.- Organizations/ Aren´t/ Services/ PCs/ Professional/ To/ Provide/ Designed/ To</text:p>
      <text:p text:style-name="P2">Pc's aren't designed to provide professional services to organizations</text:p>
      <text:p text:style-name="P2">en español---organizaciones /no están / servicios / pc s/ profesionales / para / proporcionar / diseñados / a /</text:p>
      <text:p text:style-name="P2"/>
      <text:p text:style-name="P2">-</text:p>
      <text:p text:style-name="P2">4.- Designed/ Is/ Each/ Its/ Purpose/ Own/ For/ eSpecially/ Computer</text:p>
      <text:p text:style-name="P2">Each computers is especially designed for its own purpose</text:p>
      <text:p text:style-name="P2">en epañol---diseñado / está / cada / su/ fín / para / especialmente /ordenador</text:p>
      <text:p text:style-name="P2">-</text:p>
      <text:p text:style-name="P2">5.- Much/ Network/ Very/ Don´t/ Alike/ And/ Servers/ Look</text:p>
      <text:p text:style-name="P2">Servers and networks don't look very much alike </text:p>
      <text:p text:style-name="P2">aquí tenéis que poner en inglés----los servidores y los netbooks no se parecen muchísiMO</text:p>
      <text:p text:style-name="P2"/>
      <text:p text:style-name="P2"><text:soft-page-break/></text:p>
      <text:p text:style-name="P2"/>
      <text:p text:style-name="P2">6.- Usually/ By/ ProffeSSIONALS Used/ Information/ Computers/ Aren´t/ Technology/ Desktop</text:p>
      <text:p text:style-name="P2">Desktop computers aren't usually used by information technolgy proffesionals</text:p>
      <text:p text:style-name="P2">en español---normalmente / por/ profesionales / utilizados / de la información / ordenadores/no son / de la tecnología / de sobremesa</text:p>
      <text:p text:style-name="P2">-</text:p>
      <text:p text:style-name="P10"/>
      <text:p text:style-name="P12">Glossary / VOCABULARIO</text:p>
      <text:p text:style-name="P9"><text:span text:style-name="T6">1.-Standard wire: cable </text:span><text:span text:style-name="T5">estándar</text:span></text:p>
      <text:p text:style-name="P9"><text:span text:style-name="T6">2.-Concerning: </text:span><text:span text:style-name="T5">sobre</text:span></text:p>
      <text:p text:style-name="P9"><text:span text:style-name="T6">3.-Inexpensive: </text:span><text:span text:style-name="T5">barato</text:span></text:p>
      <text:p text:style-name="P9"><text:span text:style-name="T6">4.-Include: </text:span><text:span text:style-name="T5">incluir</text:span></text:p>
      <text:p text:style-name="P9"><text:span text:style-name="T6">5.-Can be done: </text:span><text:span text:style-name="T5">puede ser hecho</text:span></text:p>
      <text:p text:style-name="P9"><text:span text:style-name="T6">6.-Less powerful: </text:span><text:span text:style-name="T5">menos potente</text:span></text:p>
      <text:p text:style-name="P9"><text:span text:style-name="T6">7.-To connect:</text:span><text:span text:style-name="T5"> conectar</text:span></text:p>
      <text:p text:style-name="P9"><text:span text:style-name="T6">8.-To store: </text:span><text:span text:style-name="T5">almacen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style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style:contextual-spacing="false" fo:line-height="100%" fo:text-align="start" style:justify-single-word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16:20:47.534000000</dc:date>
    <meta:generator>LibreOffice/7.2.7.2$Windows_X86_64 LibreOffice_project/8d71d29d553c0f7dcbfa38fbfda25ee34cce99a2</meta:generator>
    <meta:editing-duration>PT9M5S</meta:editing-duration>
    <meta:editing-cycles>1</meta:editing-cycles>
    <meta:document-statistic meta:table-count="0" meta:image-count="0" meta:object-count="0" meta:page-count="5" meta:paragraph-count="110" meta:word-count="944" meta:character-count="6282" meta:non-whitespace-character-count="5225"/>
  </office:meta>
</office:document-meta>
</file>